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6"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8" style:family="paragraph" style:parent-style-name="Standard">
      <style:paragraph-properties fo:text-align="start" style:justify-single-word="false"/>
      <style:text-properties style:font-name="Arial" fo:font-size="11pt" fo:font-style="italic" fo:font-weight="normal" fo:background-color="#ffff99" style:font-size-asian="11pt" style:font-style-asian="italic" style:font-weight-asian="normal" style:font-size-complex="11pt" style:font-style-complex="italic" style:font-weight-complex="normal"/>
    </style:style>
    <style:style style:name="P9" style:family="paragraph" style:parent-style-name="Standard">
      <style:text-properties style:font-name="Arial" fo:font-size="11pt" style:font-size-asian="11pt" style:font-size-complex="11pt"/>
    </style:style>
    <style:style style:name="P10" style:family="paragraph" style:parent-style-name="Standard">
      <style:paragraph-properties fo:text-align="center" style:justify-single-word="false"/>
      <style:text-properties style:font-name="Arial" fo:font-size="11pt" style:font-size-asian="11pt" style:font-size-complex="11pt"/>
    </style:style>
    <style:style style:name="P11"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12"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Arial" fo:font-size="11pt" style:text-underline-style="none" fo:font-weight="bold" fo:background-color="#66ffff" style:font-size-asian="11pt" style:font-weight-asian="bold" style:font-size-complex="11pt" style:font-weight-complex="bold"/>
    </style:style>
    <style:style style:name="P1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16" style:family="paragraph" style:parent-style-name="Normale">
      <style:text-properties style:font-name="Arial" fo:font-size="11pt" style:font-size-asian="11pt" style:font-size-complex="11pt"/>
    </style:style>
    <style:style style:name="P1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1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1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20" style:family="paragraph" style:parent-style-name="Standard" style:master-page-name="">
      <style:paragraph-properties style:page-number="auto" fo:background-color="transparent">
        <style:tab-stops/>
        <style:background-image/>
      </style:paragraph-properties>
    </style:style>
    <style:style style:name="P21" style:family="paragraph" style:parent-style-name="Standard">
      <style:paragraph-properties fo:background-color="transparent">
        <style:tab-stops/>
        <style:background-image/>
      </style:paragraph-properties>
    </style:style>
    <style:style style:name="P22" style:family="paragraph" style:parent-style-name="Text_20_body">
      <style:paragraph-properties fo:text-align="start" style:justify-single-word="false"/>
      <style:text-properties style:font-name="Times New Roman" fo:font-size="10.5pt" style:font-size-asian="10.5pt" style:font-size-complex="10.5pt"/>
    </style:style>
    <style:style style:name="P23"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use-window-font-color="true" style:font-name="Arial" fo:font-size="11pt" style:font-size-asian="11pt" style:font-size-complex="11pt"/>
    </style:style>
    <style:style style:name="P24" style:family="paragraph" style:parent-style-name="Standard">
      <style:paragraph-properties fo:margin-left="0.501cm" fo:margin-right="0.499cm" fo:line-height="200%" fo:text-align="center" style:justify-single-word="false" fo:text-indent="0cm" style:auto-text-indent="false"/>
      <style:text-properties style:use-window-font-color="true" style:font-name="Arial" fo:font-size="11pt" fo:font-weight="bold" style:font-size-asian="11pt" style:font-weight-asian="bold"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font-weight="bold" style:font-size-asian="11pt" style:font-weight-asian="bold" style:font-size-complex="11pt"/>
    </style:style>
    <style:style style:name="P26" style:family="paragraph" style:parent-style-name="Standard">
      <style:paragraph-properties fo:margin-left="0.501cm" fo:margin-right="0.499cm" fo:line-height="200%" fo:text-indent="0cm" style:auto-text-indent="false"/>
      <style:text-properties style:use-window-font-color="true" style:font-name="Arial" fo:font-size="11pt" fo:font-weight="bold" style:font-size-asian="11pt" style:font-weight-asian="bold"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font-weight="bold" style:font-size-asian="11pt" style:font-weight-asian="bold" style:font-size-complex="11pt" style:font-weight-complex="bold"/>
    </style:style>
    <style:style style:name="P28"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style>
    <style:style style:name="P29"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Arial" fo:font-size="11pt" style:font-size-asian="11pt" style:font-size-complex="11pt"/>
    </style:style>
    <style:style style:name="P30" style:family="paragraph" style:parent-style-name="Standard">
      <style:paragraph-properties fo:margin-left="0.501cm" fo:margin-right="0.499cm" fo:line-height="200%" fo:text-indent="0cm" style:auto-text-indent="false"/>
      <style:text-properties style:use-window-font-color="true" style:font-name="Arial" fo:font-size="11pt" style:font-size-asian="11pt" style:font-size-complex="11pt" style:font-weight-complex="bold"/>
    </style:style>
    <style:style style:name="P31"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font-weight-complex="bold"/>
    </style:style>
    <style:style style:name="P32"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background-color="transparent" style:font-size-asian="11pt" style:font-size-complex="11pt"/>
    </style:style>
    <style:style style:name="P33" style:family="paragraph" style:parent-style-name="Standard">
      <style:paragraph-properties fo:margin-left="0.501cm" fo:margin-right="0.499cm" fo:margin-top="0.212cm" fo:margin-bottom="0cm" fo:line-height="200%" fo:text-align="justify" style:justify-single-word="false" fo:text-indent="0cm" style:auto-text-indent="false"/>
      <style:text-properties style:use-window-font-color="true" style:font-name="Arial" fo:font-size="11pt"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style:font-size-asian="11pt" style:font-size-complex="11pt"/>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fo:background-color="transparent" style:font-size-asian="11pt" style:font-size-complex="11pt"/>
    </style:style>
    <style:style style:name="P3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3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38"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39"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style>
    <style:style style:name="P40"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Arial" fo:font-size="11pt" fo:language="it" fo:country="IT" style:font-name-asian="Times New Roman" style:font-size-asian="11pt" style:font-name-complex="Times New Roman" style:font-size-complex="11pt" style:language-complex="ar" style:country-complex="SA"/>
    </style:style>
    <style:style style:name="P41"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Arial" fo:font-size="11pt" style:font-size-asian="11pt" style:font-size-complex="11pt"/>
    </style:style>
    <style:style style:name="P42"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3" style:family="paragraph" style:parent-style-name="Text_20_body" style:master-page-name="First_20_Page">
      <style:paragraph-properties fo:text-align="start" style:justify-single-word="false" style:page-number="auto"/>
    </style:style>
    <style:style style:name="P44" style:family="paragraph" style:parent-style-name="Heading_20_3">
      <style:paragraph-properties fo:margin-left="0.501cm" fo:margin-right="0cm" fo:text-indent="0cm" style:auto-text-indent="false"/>
      <style:text-properties style:use-window-font-color="true" style:font-name="Arial" fo:font-size="11pt" style:font-size-asian="11pt" style:font-size-complex="11pt"/>
    </style:style>
    <style:style style:name="P45"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46" style:family="paragraph" style:parent-style-name="Standard" style:list-style-name="L1">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style>
    <style:style style:name="P47" style:family="paragraph" style:parent-style-name="Standard" style:list-style-name="L1">
      <style:paragraph-properties fo:margin-left="0.501cm" fo:margin-right="0.499cm" fo:line-height="200%" fo:text-align="justify" style:justify-single-word="false" fo:text-indent="0cm" style:auto-text-indent="false"/>
      <style:text-properties style:use-window-font-color="true" style:font-name="Arial" fo:font-size="11pt" fo:background-color="#ffff00" style:font-size-asian="11pt" style:font-size-complex="11pt"/>
    </style:style>
    <style:style style:name="P48" style:family="paragraph" style:parent-style-name="Standard" style:list-style-name="WW8Num7">
      <style:paragraph-properties fo:margin-left="1.771cm" fo:margin-right="0.501cm" fo:margin-top="0.176cm" fo:margin-bottom="0cm" fo:line-height="200%" fo:text-align="justify" style:justify-single-word="false" fo:text-indent="-0.635cm" style:auto-text-indent="false" style:text-autospace="ideograph-alpha" style:punctuation-wrap="hanging" style:vertical-align="auto"/>
      <style:text-properties style:use-window-font-color="true" style:font-name="Arial" fo:font-size="11pt" style:font-size-asian="11pt" style:font-size-complex="11pt"/>
    </style:style>
    <style:style style:name="P49"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50"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name-complex="Arial" style:font-size-complex="11pt"/>
    </style:style>
    <style:style style:name="P51"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fo:background-color="transparent" style:font-size-asian="11pt" style:font-size-complex="11pt"/>
    </style:style>
    <style:style style:name="P52" style:family="paragraph" style:parent-style-name="Standard" style:list-style-name="L2">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Arial" fo:font-size="11pt" style:font-size-asian="11pt" style:font-size-complex="11pt"/>
    </style:style>
    <style:style style:name="P5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style:font-name="Arial" fo:font-size="11pt" style:text-underline-style="none" fo:font-weight="bold" style:font-size-asian="11pt" style:font-weight-asian="bold" style:font-size-complex="11pt" style:font-weight-complex="bold"/>
    </style:style>
    <style:style style:name="T6" style:family="text">
      <style:text-properties style:font-name="Arial" fo:font-size="11pt" style:text-underline-style="none" style:font-size-asian="11pt" style:font-size-complex="11pt"/>
    </style:style>
    <style:style style:name="T7" style:family="text">
      <style:text-properties style:font-name="Arial" fo:font-size="11pt" fo:letter-spacing="-0.005cm" fo:font-style="normal" style:font-size-asian="11pt" style:font-style-asian="normal" style:font-size-complex="11pt" style:font-style-complex="normal" style:font-weight-complex="normal"/>
    </style:style>
    <style:style style:name="T8"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9" style:family="text">
      <style:text-properties fo:background-color="#ffff00"/>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fo:language="it" fo:country="IT" style:font-name-asian="Times New Roman" style:font-name-complex="Times New Roman" style:language-complex="ar" style:country-complex="SA"/>
    </style:style>
    <style:style style:name="T13" style:family="text">
      <style:text-properties fo:language="it" fo:country="IT" style:font-name-asian="Times New Roman" style:font-name-complex="Arial" style:language-complex="ar" style:country-complex="SA"/>
    </style:style>
    <style:style style:name="T14"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15" style:family="text">
      <style:text-properties fo:language="it" fo:country="IT" fo:font-weight="bold" style:font-name-asian="Times New Roman" style:font-weight-asian="bold" style:font-name-complex="Times New Roman" style:language-complex="ar" style:country-complex="SA"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66ffff"/>
    </style:style>
    <style:style style:name="T19" style:family="text">
      <style:text-properties fo:text-transform="uppercase" style:use-window-font-color="true" style:text-underline-style="none" fo:background-color="transparent"/>
    </style:style>
    <style:style style:name="T20" style:family="text">
      <style:text-properties fo:text-transform="uppercase" style:use-window-font-color="true" style:font-name="Arial" style:text-underline-style="none" fo:font-weight="bold" fo:background-color="transparent" style:font-weight-asian="bold"/>
    </style:style>
    <style:style style:name="T21" style:family="text">
      <style:text-properties fo:text-transform="uppercase" style:use-window-font-color="true" style:font-name="Arial" style:text-underline-style="none" fo:background-color="transparent"/>
    </style:style>
    <style:style style:name="T22" style:family="text">
      <style:text-properties fo:text-transform="uppercase" style:use-window-font-color="true" fo:font-style="normal" fo:background-color="transparent" style:font-style-asian="normal" style:font-style-complex="normal"/>
    </style:style>
    <style:style style:name="T23" style:family="text">
      <style:text-properties fo:background-color="#00ff00"/>
    </style:style>
    <style:style style:name="T24" style:family="text">
      <style:text-properties style:font-weight-complex="bold"/>
    </style:style>
    <style:style style:name="T25" style:family="text">
      <style:text-properties fo:background-color="#ffcc00"/>
    </style:style>
    <style:style style:name="T26" style:family="text">
      <style:text-properties fo:background-color="#ff6600"/>
    </style:style>
    <style:style style:name="T27" style:family="text">
      <style:text-properties style:font-name-complex="Arial"/>
    </style:style>
    <style:style style:name="T28" style:family="text">
      <style:text-properties style:text-line-through-style="none" fo:background-color="transparent"/>
    </style:style>
    <style:style style:name="T29" style:family="text">
      <style:text-properties fo:color="#000000" style:text-line-through-style="none" fo:background-color="transparent"/>
    </style:style>
    <style:style style:name="T3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Car._20_predefinito_20_paragrafo"><text:span text:style-name="T6">CLASSIFICAZIONE ${documentRoot.protocollo.CLASS_COD_DEFINITIVO} - ${documentRoot.protocollo.FASCICOLO_ANNO_DEFINITIVO}/${documentRoot.protocollo.FASCICOLO_NUMERO_DEFINITIVO} </text:span></text:span></text:p>
      <text:p text:style-name="P22"><text:span text:style-name="Car._20_predefinito_20_paragrafo"><text:span text:style-name="T5">Prot. Numero: </text:span></text:span><text:bookmark text:name="i0RCdc"/><text:span text:style-name="Car._20_predefinito_20_paragrafo"><text:span text:style-name="T5">${documentRoot.protocollo.NUMERO_PROTOCOLLO}</text:span></text:span><text:span text:style-name="Car._20_predefinito_20_paragrafo"><text:span text:style-name="T6"> <text:s text:c="2"/>del ${documentRoot.protocollo.DATA_PROTOCOLLO} <text:s/></text:span></text:span></text:p>
      <text:p text:style-name="P9"/>
      <text:p text:style-name="P16"/>
      <table:table table:name="Tabella2" table:style-name="Tabella2">
        <table:table-column table:style-name="Tabella2.A"/>
        <table:table-column table:style-name="Tabella2.B"/>
        <table:table-row table:style-name="Tabella2.1">
          <table:table-cell table:style-name="Tabella2.A1" office:value-type="string">
            <text:p text:style-name="P14">Oggetto:</text:p>
          </table:table-cell>
          <table:table-cell table:style-name="Tabella2.A1" office:value-type="string">
            <text:p text:style-name="P42"><text:span text:style-name="Car._20_predefinito_20_paragrafo"><text:span text:style-name="T7">${documentRoot.protocollo.OGGETTO_PROTOCOLLO_DEFINITIVO} </text:span></text:span></text:p>
          </table:table-cell>
        </table:table-row>
      </table:table>
      <text:p text:style-name="P19"/>
      <text:p text:style-name="P45"><text:span text:style-name="Car._20_predefinito_20_paragrafo"><text:span text:style-name="T22">ATTO DI ASSENSO RELATIVO [oggetto] <text:s/>IN [ubicazione]</text:span></text:span></text:p>
      <text:p text:style-name="P45"><text:span text:style-name="Car._20_predefinito_20_paragrafo"><text:span text:style-name="T22"/></text:span></text:p>
      <text:p text:style-name="P24">IL DIRIGENTE</text:p>
      <text:p text:style-name="P25">Premesso:</text:p>
      <text:p text:style-name="P28">- che il sig. <text:span text:style-name="T10">[richiedenti.nominativo;block=tbs:p] </text:span><text:span text:style-name="T3">nato a [richiedenti.comunato] ([richiedenti.provnato]) il [richiedenti.datanato] [richiedenti.codfis] residente a [richiedenti.indirizzo] [richiedenti.comune] in qualità di [richiedenti.titolod] della [richiedenti.ragsoc] con sede a [richiedenti.indirizzo] [richiedenti.piva] </text:span>in qualità di ……………….. ha presentato presso lo Sportello Unico delle Attività Produttive (SUAP) istanza ai sensi dell'art. 10 della L.R. 10/12 , istanza per eseguire opere di [oggetto] relative agli immobili siti in Savona, [ubicazione] censiti al NCT/NCEU di Savona, al [elenco_ct] [elenco_cu];</text:p>
      <text:p text:style-name="P28">- che a seguito della suddetta istanza lo Sportello Unico delle Attività Produttive ha trasmesso a questo Settore in data ………….. con nota n. ……../PA copia della stessa e l'allegata documentazione progettuale e ha indetto la conferenza dei servizi in seduta referente, che si è svolta il giorno …………………;</text:p>
      <text:p text:style-name="P27">Visti:</text:p>
      <text:p text:style-name="P34">- il provvedimento <text:s/>n.* del * e gli elaborati ad esso allegati avente per oggetto******** <text:span text:style-name="T23">(in caso di variante)</text:span></text:p>
      <text:p text:style-name="P31"><text:soft-page-break/>- la documentazione integrativa/sostitutiva presentata dal proponente in data …………. acquisita agli atti comunali al n. ………… e trasmessa dallo SUAP a questo Settore in data ………in allegato alla nota prot. n. ……../P.A.</text:p>
      <text:p text:style-name="P26">Considerato:</text:p>
      <text:p text:style-name="P30">- che l’intervento in oggetto riguarda un immobile/un area <text:s/>compreso in:</text:p>
      <text:p text:style-name="P28"><text:span text:style-name="T24">- [zone_piano_6] sub-ambito [zone_piano_7] del vigente </text:span>Piano Urbanistico Comunale (PUC) </text:p>
      <text:p text:style-name="P29">- ambito assoggettato dal Piano territoriale di coordinamento paesistico, approvato con deliberazione del Consiglio Regionale n° 6 del 26 febbraio 1990, al regime [zone_piano_4] dell'assetto Insediativo</text:p>
      <text:p text:style-name="P28">????????????? <text:span text:style-name="T16">(da mettere solo in caso di vincolo paesaggistico)</text:span> - zona sottoposta a vincolo paesaggistico ai sensi dell’art. 142 del D.Lgs. 22 gennaio 2004, n. 42 (specificare tipo di vincolo);</text:p>
      <text:p text:style-name="P28">????????????? <text:span text:style-name="T16">(da mettere solo in caso di vincolo architettonico)</text:span> - immobile sottoposto a vincolo architettonico <text:s/>ai sensi della parte II titolo I del D.Lgs. 22 gennaio 2004, n. 42;</text:p>
      <text:p text:style-name="P28">????????????? (<text:span text:style-name="T16">da mettere solo in caso di vincolo idrogeologico) </text:span>area sottoposte a vincolo idrogeologico, ai sensi della L.R. n. 4 del 1999;</text:p>
      <text:p text:style-name="P28">?????????????? (vedere piani di bacino) - zona ricompresa nella fascia di inondabilità di tipo (A - B - C - storicamente inondata non indagata) di cui all’art. 12, comma 2, lettera a, <text:s/>delle N.d.A dei vigenti Piani di Bacino;</text:p>
      <text:p text:style-name="P32">?????????????? (vedere piani di bacino)- area<text:span text:style-name="T25"> o edificio </text:span>ricadente nella fascia <text:span text:style-name="T26">d'inedificabilità assoluta </text:span>e <text:span text:style-name="T18">di rispetto</text:span> di ….... m dal rio …....... (reticolo <text:span text:style-name="T18">primario, secondario, terziario</text:span>) in tratto non indagato dai vigenti Piani di Bacino;</text:p>
      <text:p text:style-name="P28">?????????????? (vedere piani di bacino) - zona ricompresa nella area a diversa suscettività al dissesto di versante - molto elevata (Pg4) - elevata (Pg3a)(Pg3b) - media (Pg2) - bassa (Pg1)- molto bassa (Pg0) di cui all’art. 12, comma 2, lettera b, delle N.d.A dei vigenti Piani di Bacino;</text:p>
      <text:p text:style-name="P28"><text:soft-page-break/>?????????????? (vedere piani di bacino) - zona ricompresa nelle aree speciali di cui all’art. 12, comma 2, lettera c, delle N.d.A dei vigenti Piani di Bacino ed in particolare in area speciale di tipo A – B1-B2;</text:p>
      <text:p text:style-name="P28">?????????????? (in caso di area di proprietà del demanio marittimo) - area ricadente entro l'ambito demaniale marittimo e ricompresa nella fascia di rispetto ex art. 55 del Codice di Navigazione.</text:p>
      <text:p text:style-name="P33">?????????????? - area ricompresa nella fascia di rispetto ex art. 55 del Codice di Navigazione.</text:p>
      <text:p text:style-name="P28">?????????????? - zona di salvaguardia posta in prossimità della linea doganale e nel mare territoriale, ai sensi e per gli effetti dell’articolo 19 del decreto legislativo 8 novembre 1990, n. 374 </text:p>
      <text:p text:style-name="P33">?????????????? - zona ……….</text:p>
      <text:p text:style-name="P25">Considerato che: </text:p>
      <text:list xml:id="list5936197775140800182" text:style-name="L1">
        <text:list-item>
          <text:p text:style-name="P46">in con nota _____ del ________ SUAP ha comunicato l'esito dei pareri espressi dai Settori interni;</text:p>
        </text:list-item>
        <text:list-item>
          <text:p text:style-name="P47">che tali pareri non riportano prescrizioni;</text:p>
        </text:list-item>
        <text:list-item>
          <text:p text:style-name="P46"><text:span text:style-name="T9">richiamate le prescrizioni espresse nei pareri ;</text:span> </text:p>
        </text:list-item>
      </text:list>
      <text:p text:style-name="P25">Visto:</text:p>
      <text:p text:style-name="P25">- ……………..</text:p>
      <text:h text:style-name="P44" text:outline-level="3">ESPRIME IL PROPRIO ASSENSO ALL’INTERVENTO</text:h>
      <text:p text:style-name="P28"/>
      <text:p text:style-name="P28">agli effetti urbanistico – edilizi, fatti salvi i diritti dei terzi, per l'intervento da realizzarsi in conformità alla documentazione acquisita agli atti e di seguito elencata:</text:p>
      <text:list xml:id="list7152587096665662289" text:style-name="WW8Num7">
        <text:list-item>
          <text:p text:style-name="P48"/>
        </text:list-item>
        <text:list-item>
          <text:p text:style-name="P48"/>
        </text:list-item>
      </text:list>
      <text:p text:style-name="P35"><text:soft-page-break/>Le opere oggetto del presente provvedimento non sono soggette a contributo di costruzione di cui alla L.R. 25/95, ai sensi dell'art. 39 della L.R. 16/08 e s.m.i.</text:p>
      <text:p text:style-name="P23">I lavori dovranno essere iniziati entro un anno dalla data di ricevimento dell’avviso di avvenuto rilascio del provvedimento finale di competenza dello S.U.A.P. di cui il presente documento costituisce allegato.</text:p>
      <text:p text:style-name="P23">Precisa inoltre che, in ottemperanza al vigente Regolamento Edilizio ed alle norme di legge, l’esecuzione dei lavori è assoggettato alle seguenti prescrizioni ed adempimenti:</text:p>
      <text:p text:style-name="P36">ADEMPIMENTI PRECEDENTI ALL'INIZIO DEI LAVORI</text:p>
      <text:p text:style-name="P34">Prima dell'inizio dei lavori il titolare del provvedimento finale dovrà:</text:p>
      <text:list xml:id="list7589377512232096698" text:style-name="L2">
        <text:list-item>
          <text:p text:style-name="P49">comunicare al Settore Pianificazione Territoriale e Sistemi Informativi - Sportello Unico per l’Edilizia, <text:span text:style-name="T10">mediante il portale istanze online IOL con riferimento alla pratica [numero],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49">allegare alla comunicazione di inizio lavori <text:span text:style-name="T4">la documentazione atta alla verifica della regolarità contributiva del lavoratore autonomo o di tutte le imprese che eseguono le opere, secondo quanto previsto dalla vigente normativa in materia nonché quanto previsto </text:span><text:span text:style-name="T27">in ottemperanza all’art. 90 del D. Lgs 81/08 e s.m.i.; a tal fine si rammenta che ai sensi del comma 10 dell'art. 90 del D. Lgs. 81/08 e sm.i. in assenza degli adempimenti di legge ivi indicati è </text:span><text:soft-page-break/><text:span text:style-name="T27">sospesa l’efficacia del titolo abilitativo, ciò anche in caso di variazione dell’impresa esecutrice dei lavori;</text:span></text:p>
        </text:list-item>
        <text:list-item>
          <text:p text:style-name="P50">provvedere a tutti gli adempimenti indicati nel vigente Regolamento Edilizio relativi all'allestimento del cantiere <text:span text:style-name="T28">(art. 22 </text:span><text:span text:style-name="T29">Principi generali dell’esecuzione dei lavori <text:s/>- art 24. Conduzione del cantiere <text:s/>- art. 25 Cartelli di cantiere)</text:span></text:p>
        </text:list-item>
        <text:list-item>
          <text:p text:style-name="P38">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39"><text:span text:style-name="Hyperlink"><text:span text:style-name="T8">acquisire, in caso di attività rumorose temporanee previste nel cantiere edile, l'autorizzazione in deroga ai vigenti limiti di rumorosità imposti dalla legge rilasciata dal civico Servizio Ambiente;</text:span></text:span></text:p>
        </text:list-item>
        <text:list-item>
          <text:p text:style-name="P38">chiedere ed ottenere dai competenti uffici le autorizzazioni e/o concessioni per gli eventuali accessi carrai, manomissioni, ripristini e/o occupazioni del suolo pubblico.</text:p>
        </text:list-item>
      </text:list>
      <text:p text:style-name="P36">ADEMPIMENTI NEL CORSO DEI LAVORI</text:p>
      <text:p text:style-name="P34">Durante l'esecuzione dei lavori il titolare del <text:s/>provvedimento finale dovrà:</text:p>
      <text:list xml:id="list35415859" text:continue-list="list7589377512232096698" text:style-name="L2">
        <text:list-item text:start-value="1">
          <text:p text:style-name="P40">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40">comunicare <text:span text:style-name="T16">tempestivamente </text:span>al Settore Pianificazione Territoriale Sportello Unico per l'Edilizia <text:span text:style-name="T10">mediante il portale istanze online IOL quale integrazione alla pratica [numero],</text:span>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41"><text:soft-page-break/><text:span text:style-name="T12">comunicare </text:span><text:span text:style-name="T14">preventivamente</text:span><text:span text:style-name="T12"> al Settore Pianificazione Territoriale Sportello Unico per l'Edilizia </text:span><text:span text:style-name="T15">mediante il portale istanze online IOL quale integrazione alla pratica [numero] </text:span><text:span text:style-name="T12"><text:s/>le eventuali sostituzioni degli esecutori delle opere con sottoscrizione dei soggetti subentranti per accettazione con contestuale trasmissione della documentazione atta alla verifica della regolarità contributiva nonché di quella prescritta</text:span><text:span text:style-name="T13"> dalla vigente normativa (art. 90 del D. Lgs 81/08 e s.m.i.);</text:span></text:p>
        </text:list-item>
        <text:list-item>
          <text:p text:style-name="P52">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34"><text:span text:style-name="T17">I lavori relativi alle opere previste nel presente provvedimento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7">ADEMPIMENTI SUCCESSIVI ALLA CONCLUSIONE DEI LAVORI</text:p>
      <text:p text:style-name="P34"><text:span text:style-name="T11">Entro il termine di 15 giorni dalla data di effettiva ultimazione dei lavori,</text:span><text:span text:style-name="T10"> </text:span><text:span text:style-name="T3">il titolare del presente provvedimento unitamente al Direttore Lavori </text:span>deve dare formale comunicazione al Settore Pianificazione Territoriale e Sistemi Informativi - Sportello Unico per l'Edilizia. Alla comunicazione di ultimazione dei lavori, <text:span text:style-name="T10">da inviare mediante il portale istanze online IOL con riferimento alla pratica [numero] </text:span>dovranno essere allegati:</text:p>
      <text:list xml:id="list35416061" text:continue-list="list35415859" text:style-name="L2">
        <text:list-item text:start-value="1">
          <text:p text:style-name="P49">una dichiarazione congiunta con la quale il committente, i Direttori dei Lavori, ciascuno per le proprie competenze, ed il costruttore, ciascuno per gli obblighi che gli competono, certificano <text:soft-page-break/>sotto la propria responsabilità la conformità dei lavori eseguiti ai titoli abilitativi edilizi ed alle eventuali varianti; </text:p>
        </text:list-item>
        <text:list-item>
          <text:p text:style-name="P49">attestazione di conformità urbanistico-edilizia corredata da apposito elaborato grafico, (da produrre anche in copia digitale a norma dell'art. 11 comma 3 del Regolamento Edilizio <text:span text:style-name="T2">e secondo le modalità previste per l'archiviazione dei documenti digitali </text:span>) <text:span text:style-name="T30">nel caso in cui siano state eseguite varianti in corso d'opera rientranti nel disposto dell'art. 25, comma 1 e 2, della L.R. 16/08</text:span></text:p>
        </text:list-item>
        <text:list-item>
          <text:p text:style-name="P49">certificato di esecuzione a regola d'arte di tutte le opere realizzate ai fini della stabilità, della sicurezza ed incolumità pubblica e privata, redatto e firmato dal Direttore dei lavori;</text:p>
        </text:list-item>
        <text:list-item>
          <text:p text:style-name="P51">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51">Ogni altra documentazione prescritta da specifiche norme di settore in relazione alla tipologia dell'intervento e dell'opera realizzata;</text:p>
        </text:list-item>
      </text:list>
      <text:p text:style-name="P34">La vigilanza delle opere sarà esercitata ai sensi delle norme di cui al Titolo IV della Parte I della L.R. 6 giugno 2008, n° 16 e s.m.i. a mezzo di funzionari ed agenti comunali e di ogni altro strumento di controllo che si riterrà utile adottare.</text:p>
      <text:p text:style-name="P34">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34">L'entrata in vigore di nuove previsioni urbanistiche con le quali il presente atto sia in contrasto, comporta la decadenza dello stesso, salvo che i lavori siano stati iniziati e vengano completati entro tre anni dalla data di inizio.</text:p>
      <text:p text:style-name="P34"><text:soft-page-break/>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34">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4">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13"/>
      <table:table table:name="Tabella5" table:style-name="Tabella5">
        <table:table-column table:style-name="Tabella5.A"/>
        <table:table-column table:style-name="Tabella5.B"/>
        <table:table-row table:style-name="Tabella5.1">
          <table:table-cell table:style-name="Tabella5.A1" office:value-type="string">
            <text:p text:style-name="P10"/>
          </table:table-cell>
          <table:table-cell table:style-name="Tabella5.A1" office:value-type="string">
            <text:p text:style-name="P12">Il Dirigente</text:p>
          </table:table-cell>
        </table:table-row>
        <table:table-row table:style-name="Tabella5.1">
          <table:table-cell table:style-name="Tabella5.A1" office:value-type="string">
            <text:p text:style-name="P11"/>
          </table:table-cell>
          <table:table-cell table:style-name="Tabella5.A1" office:value-type="string">
            <text:p text:style-name="P10">${documentRoot.protocollo.DIRIGENTE_DEFINITIVO} </text:p>
            <text:p text:style-name="P3">(Sottoscritto digitalmente ai sensi</text:p>
            <text:p text:style-name="P3">dell'art. 21 D.Lgs n. 82/2005 e s.m.i.)</text:p>
            <text:p text:style-name="P10"/>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19:50.17</dc:date>
    <meta:print-date>2013-02-20T09:35:00</meta:print-date>
    <meta:editing-cycles>55</meta:editing-cycles>
    <meta:editing-duration>PT4H48M34S</meta:editing-duration>
    <meta:generator>OpenOffice/4.0.0$Win32 OpenOffice.org_project/400m3$Build-9702</meta:generator>
    <meta:document-statistic meta:table-count="3" meta:image-count="1" meta:object-count="0" meta:page-count="8" meta:paragraph-count="83" meta:word-count="2017" meta:character-count="14121"/>
  </office:meta>
</office:document-meta>
</file>